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fo:font-weight="bold" style:font-weight-asian="bold" style:font-weight-complex="bold"/>
    </style:style>
    <style:style style:name="P2" style:family="paragraph" style:parent-style-name="Textkörper_20_Einrückung_20_Organon">
      <style:text-properties fo:font-weight="bold" officeooo:paragraph-rsid="001eea1f" style:font-weight-asian="bold" style:font-weight-complex="bold"/>
    </style:style>
    <style:style style:name="P3" style:family="paragraph" style:parent-style-name="Textkörper_20_Einrückung_20_Organon">
      <style:text-properties fo:font-weight="normal" officeooo:paragraph-rsid="001eea1f" style:font-weight-asian="normal" style:font-weight-complex="normal"/>
    </style:style>
    <style:style style:name="P4" style:family="paragraph" style:parent-style-name="Textkörper_20_Einrückung_20_Organon">
      <style:text-properties fo:text-shadow="none" fo:font-weight="bold" style:font-weight-asian="bold" style:font-weight-complex="bold"/>
    </style:style>
    <style:style style:name="T1"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9">
        <text:h text:style-name="Heading_20_3" text:outline-level="3"><text:bookmark-start text:name="__RefHeading___Toc62850_1640206654"/><text:alphabetical-index-mark-start text:id="IMark92450924"/>Import<text:bookmark-end text:name="__RefHeading___Toc62850_1640206654"/><text:alphabetical-index-mark-end text:id="IMark92450924"/></text:h>
        <text:p text:style-name="Text_20_body"/>
        <text:p text:style-name="P2"><text:bookmark-start text:name="__RefHeading___Toc62852_1640206654"/>Auswahl<text:bookmark-end text:name="__RefHeading___Toc62852_1640206654"/></text:p>
        <text:p text:style-name="P3">Datei oder Ordner importieren</text:p>
        <text:p text:style-name="Text_20_body"/>
        <text:p text:style-name="P1"><text:bookmark-start text:name="__RefHeading___Toc62854_1640206654"/>Ordnerstruktur beibehalten<text:bookmark-end text:name="__RefHeading___Toc62854_1640206654"/></text:p>
        <text:p text:style-name="Textkörper_20_Einrückung_20_Organon">Wenn ein Ordner mit Unterordnern importiert werden soll, kann das in einer flachen Hierarchie geschehen, indem alle Dateien der Unterordner in den importierten Ordner gesetzt werden. (Ordnerstruktur nicht beibehalten) </text:p>
        <text:p text:style-name="Textkörper_20_Einrückung_20_Organon"/>
        <text:p text:style-name="Textkörper_20_Einrückung_20_Organon">Oder Organon legt die Verzeichnisse entsprechend der Einträge im zu importierenden Ordner an.(Ordnerstruktur beibehalten) </text:p>
        <text:p text:style-name="Textkörper_20_Einrückung_20_Organon"/>
        <text:p text:style-name="P4"><text:bookmark-start text:name="__RefHeading___Toc62856_1640206654"/>Filter<text:bookmark-end text:name="__RefHeading___Toc62856_1640206654"/></text:p>
        <text:p text:style-name="Textkörper_20_Einrückung_20_Organon">Nur Dateien, die den ausgewählten Filtern entsprechen, werden importiert. (nur bei Ordnerimport)</text:p>
        <text:p text:style-name="Textkörper_20_Einrückung_20_Organon"/>
        <text:p text:style-name="P1"><text:bookmark-start text:name="__RefHeading___Toc62858_1640206654"/>Filter, eigene Auswahl<text:bookmark-end text:name="__RefHeading___Toc62858_1640206654"/></text:p>
        <text:p text:style-name="Textkörper_20_Einrückung_20_Organon"><text:span text:style-name="T1">Diese Funktion ist experimentell </text:span>und einige Filter funktionieren nicht (etwa pdf, da der Filter in ein Draw Dokument importiert). Da OO und (vor allem) LO aber eine ganze Reihe von Filtern anbieten, kann hier versucht werden, sie bei Bedarf zu nutzen.</text:p>
        <text:p text:style-name="Textkörper_20_Einrückung_20_Organon">Writer kann beim Gebrauch der Funktion abstürzen oder das Projekt zerstören.</text:p>
        <text:p text:style-name="Textkörper_20_Einrückung_20_Organon">Empfehlenswert ist der Import in ein neues Projekt, dann Export als .odt Datei, um diese dann in das eigentliche Zielprojekt zu importier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9:38:46.957000000</dc:date>
    <meta:editing-duration>P0D</meta:editing-duration>
    <meta:editing-cycles>1</meta:editing-cycles>
    <meta:document-statistic meta:table-count="0" meta:image-count="0" meta:object-count="0" meta:page-count="1" meta:paragraph-count="12" meta:word-count="141" meta:character-count="999" meta:non-whitespace-character-count="868"/>
    <meta:generator>LibreOffice/5.0.4.2$Windows_x86 LibreOffice_project/2b9802c1994aa0b7dc6079e128979269cf95bc78</meta:generator>
  </office:meta>
</office:document-meta>
</file>